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I187:Sheet1.VK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b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87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0:17:51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7-28T22:20:02.580000000</dc:date>
    <meta:editing-duration>P14DT1H22M17S</meta:editing-duration>
    <meta:editing-cycles>533</meta:editing-cycles>
    <meta:generator>LibreOffice/7.5.4.2$Windows_X86_64 LibreOffice_project/36ccfdc35048b057fd9854c757a8b67ec53977b6</meta:generator>
    <meta:document-statistic meta:table-count="1" meta:cell-count="57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I187:Sheet1.VK187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I187:Sheet1.VK18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